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th_Nov_2022" table:style-name="ta1">
        <table:shapes>
          <draw:frame draw:z-index="0" draw:style-name="gr1" draw:text-style-name="P1" svg:width="15.981cm" svg:height="9.006cm" svg:x="9.877cm" svg:y="4.039cm">
            <draw:object draw:notify-on-update-of-ranges="5th_Nov_2022.B2:5th_Nov_2022.B2 5th_Nov_2022.B3:5th_Nov_2022.B92 5th_Nov_2022.C2:5th_Nov_2022.C2 5th_Nov_2022.C3:5th_Nov_2022.C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2cm" svg:height="9.006cm" svg:x="8.412cm" svg:y="14.199cm">
            <draw:object draw:notify-on-update-of-ranges="5th_Nov_2022.C3:5th_Nov_2022.C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.154cm" svg:y="24.032cm">
            <draw:object draw:notify-on-update-of-ranges="5th_Nov_2022.D14:5th_Nov_2022.D9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Ball Number</text:p>
          </table:table-cell>
          <table:table-cell office:value-type="string" calcext:value-type="string">
            <text:p>Deltas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2" table:formula="of:=([.C93]/[.C14])*100" office:value-type="float" office:value="428.611111111111" calcext:value-type="float">
            <text:p>428.6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" table:formula="of:=([.C93]/[.C41])*100" office:value-type="float" office:value="114.296296296296" calcext:value-type="float">
            <text:p>114.3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style-name="ce2" table:formula="of:=([.C93]/[.C60])*100" office:value-type="float" office:value="77.9292929292929" calcext:value-type="float">
            <text:p>77.9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style-name="ce2" table:formula="of:=([.C93]/[.C63])*100" office:value-type="float" office:value="74.5410628019324" calcext:value-type="float">
            <text:p>74.5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2" table:formula="of:=([.C93]/[.C83])*100" office:value-type="float" office:value="53.5763888888889" calcext:value-type="float">
            <text:p>53.5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style-name="ce2" table:formula="of:=([.C93]/[.C90])*100" office:value-type="float" office:value="51.952861952862" calcext:value-type="float">
            <text:p>51.9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table:formula="of:=SUM([.C3:.C92])/90" office:value-type="float" office:value="17.1444444444444" calcext:value-type="float">
            <text:p>17.14444444444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2T00:16:13.372492209</dc:date>
    <meta:editing-duration>PT1M51S</meta:editing-duration>
    <meta:editing-cycles>1</meta:editing-cycles>
    <meta:document-statistic meta:table-count="1" meta:cell-count="189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9.007cm" xlink:href=".." xlink:type="simple" chart:class="chart:bar" chart:style-name="ch1">
        <chart:legend chart:legend-position="end" svg:x="13.348cm" svg:y="3.955cm" style:legend-expansion="high" chart:style-name="ch2"/>
        <chart:plot-area chart:style-name="ch3" table:cell-range-address="5th_Nov_2022.B2:5th_Nov_2022.C92" chart:data-source-has-labels="row" svg:x="0.319cm" svg:y="0.18cm" svg:width="12.71cm" svg:height="8.647cm">
          <chartooo:coordinate-region svg:x="1.126cm" svg:y="0.379cm" svg:width="11.903cm" svg:height="7.6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th_Nov_2022.B3:5th_Nov_2022.B92" chart:label-cell-address="5th_Nov_2022.B2:5th_Nov_2022.B2" chart:class="chart:bar">
            <chart:data-point chart:repeated="90"/>
          </chart:series>
          <chart:series chart:style-name="ch8" chart:values-cell-range-address="5th_Nov_2022.C3:5th_Nov_2022.C92" chart:label-cell-address="5th_Nov_2022.C2:5th_Nov_2022.C2" chart:class="chart:bar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ll Number</text:p>
                <draw:g>
                  <svg:desc>5th_Nov_2022.B2:5th_Nov_2022.B2</svg:desc>
                </draw:g>
              </table:table-cell>
              <table:table-cell office:value-type="string">
                <text:p>Deltas</text:p>
                <draw:g>
                  <svg:desc>5th_Nov_2022.C2:5th_Nov_202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5th_Nov_2022.B3:5th_Nov_2022.B92</svg:desc>
                </draw:g>
              </table:table-cell>
              <table:table-cell office:value-type="float" office:value="0">
                <text:p>0</text:p>
                <draw:g>
                  <svg:desc>5th_Nov_2022.C3:5th_Nov_2022.C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">
                <text:p>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">
                <text:p>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">
                <text:p>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">
                <text:p>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">
                <text:p>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07cm" xlink:href=".." xlink:type="simple" chart:class="chart:bar" chart:style-name="ch1">
        <chart:legend chart:legend-position="end" svg:x="13.72cm" svg:y="4.204cm" style:legend-expansion="high" chart:style-name="ch2"/>
        <chart:plot-area chart:style-name="ch3" table:cell-range-address="5th_Nov_2022.C3:5th_Nov_2022.C92" svg:x="0.319cm" svg:y="0.18cm" svg:width="13.082cm" svg:height="8.647cm">
          <chartooo:coordinate-region svg:x="0.94cm" svg:y="0.379cm" svg:width="12.461cm" svg:height="7.6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th_Nov_2022.C3:5th_Nov_2022.C92" chart:class="chart:bar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th_Nov_2022.C3:5th_Nov_2022.C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5th_Nov_2022.D14:5th_Nov_2022.D92" svg:x="0.32cm" svg:y="0.18cm" svg:width="13.097cm" svg:height="8.64cm">
          <chartooo:coordinate-region svg:x="0.941cm" svg:y="0.18cm" svg:width="11.958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th_Nov_2022.D14:5th_Nov_2022.D92" chart:class="chart:bar"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8.611111111111">
                <text:p>428.611111111111</text:p>
                <draw:g>
                  <svg:desc>5th_Nov_2022.D14:5th_Nov_2022.D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.296296296296">
                <text:p>114.296296296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.9292929292929">
                <text:p>77.92929292929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.5410628019324">
                <text:p>74.54106280193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.5763888888889">
                <text:p>53.5763888888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.952861952862">
                <text:p>51.9528619528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